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-3.587129354" calcext:value-type="float">
            <text:p>-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2677689" calcext:value-type="float">
            <text:p>30,92677689</text:p>
          </table:table-cell>
          <table:table-cell office:value-type="float" office:value="7.542178166E-027" calcext:value-type="float">
            <text:p>7,54E-027</text:p>
          </table:table-cell>
          <table:table-cell office:value-type="float" office:value="3.591908932" calcext:value-type="float">
            <text:p>3,591908932</text:p>
          </table:table-cell>
          <table:table-cell table:style-name="ce2" table:formula="of:=ABS(SUM([.E2:.E3])/[.E2])" office:value-type="float" office:value="0.00133242421120673" calcext:value-type="float">
            <text:p>0,00133242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0" calcext:value-type="float">
            <text:p>32620</text:p>
          </table:table-cell>
          <table:table-cell office:value-type="float" office:value="33.87354279" calcext:value-type="float">
            <text:p>33,87354279</text:p>
          </table:table-cell>
          <table:table-cell office:value-type="float" office:value="2.063378127E-020" calcext:value-type="float">
            <text:p>2,06E-020</text:p>
          </table:table-cell>
          <table:table-cell office:value-type="float" office:value="-2.639966726" calcext:value-type="float">
            <text:p>-2,63996672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0" calcext:value-type="float">
            <text:p>32620</text:p>
          </table:table-cell>
          <table:table-cell office:value-type="float" office:value="34.47025299" calcext:value-type="float">
            <text:p>34,47025299</text:p>
          </table:table-cell>
          <table:table-cell office:value-type="float" office:value="2.886355628E-020" calcext:value-type="float">
            <text:p>2,89E-020</text:p>
          </table:table-cell>
          <table:table-cell office:value-type="float" office:value="2.642179489" calcext:value-type="float">
            <text:p>2,642179489</text:p>
          </table:table-cell>
          <table:table-cell table:formula="of:=ABS(SUM([.E4:.E5])/[.E4])" office:value-type="float" office:value="0.000838178367252714" calcext:value-type="float">
            <text:p>0,00083817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8" calcext:value-type="float">
            <text:p>32688</text:p>
          </table:table-cell>
          <table:table-cell office:value-type="float" office:value="35.95174408" calcext:value-type="float">
            <text:p>35,95174408</text:p>
          </table:table-cell>
          <table:table-cell office:value-type="float" office:value="3.02299276E-017" calcext:value-type="float">
            <text:p>3,02E-017</text:p>
          </table:table-cell>
          <table:table-cell office:value-type="float" office:value="-2.174668789" calcext:value-type="float">
            <text:p>-2,17466878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8" calcext:value-type="float">
            <text:p>32688</text:p>
          </table:table-cell>
          <table:table-cell office:value-type="float" office:value="37.17238235" calcext:value-type="float">
            <text:p>37,17238235</text:p>
          </table:table-cell>
          <table:table-cell office:value-type="float" office:value="3.008410227E-017" calcext:value-type="float">
            <text:p>3,01E-017</text:p>
          </table:table-cell>
          <table:table-cell office:value-type="float" office:value="2.17651248" calcext:value-type="float">
            <text:p>2,17651248</text:p>
          </table:table-cell>
          <table:table-cell table:style-name="ce3" table:formula="of:=ABS(SUM([.E6:.E7])/[.E6])" office:value-type="float" office:value="0.000847803127228275" calcext:value-type="float">
            <text:p>0,00084780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92" calcext:value-type="float">
            <text:p>32792</text:p>
          </table:table-cell>
          <table:table-cell office:value-type="float" office:value="37.62321854" calcext:value-type="float">
            <text:p>37,62321854</text:p>
          </table:table-cell>
          <table:table-cell office:value-type="float" office:value="3.513462596E-015" calcext:value-type="float">
            <text:p>3,51E-015</text:p>
          </table:table-cell>
          <table:table-cell office:value-type="float" office:value="-1.882512569" calcext:value-type="float">
            <text:p>-1,88251256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92" calcext:value-type="float">
            <text:p>32792</text:p>
          </table:table-cell>
          <table:table-cell office:value-type="float" office:value="41.07224655" calcext:value-type="float">
            <text:p>41,07224655</text:p>
          </table:table-cell>
          <table:table-cell office:value-type="float" office:value="3.888394953E-015" calcext:value-type="float">
            <text:p>3,89E-015</text:p>
          </table:table-cell>
          <table:table-cell office:value-type="float" office:value="1.884736896" calcext:value-type="float">
            <text:p>1,884736896</text:p>
          </table:table-cell>
          <table:table-cell table:style-name="ce3" table:formula="of:=ABS(SUM([.E8:.E9])/[.E8])" office:value-type="float" office:value="0.00118157351862014" calcext:value-type="float">
            <text:p>0,00118157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34" calcext:value-type="float">
            <text:p>32934</text:p>
          </table:table-cell>
          <table:table-cell office:value-type="float" office:value="41.23815155" calcext:value-type="float">
            <text:p>41,23815155</text:p>
          </table:table-cell>
          <table:table-cell office:value-type="float" office:value="0.00000000000003412750971" calcext:value-type="float">
            <text:p>3,41E-014</text:p>
          </table:table-cell>
          <table:table-cell office:value-type="float" office:value="-1.674216151" calcext:value-type="float">
            <text:p>-1,67421615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34" calcext:value-type="float">
            <text:p>32934</text:p>
          </table:table-cell>
          <table:table-cell office:value-type="float" office:value="43.59531403" calcext:value-type="float">
            <text:p>43,59531403</text:p>
          </table:table-cell>
          <table:table-cell office:value-type="float" office:value="0.000000000000226938951" calcext:value-type="float">
            <text:p>2,27E-013</text:p>
          </table:table-cell>
          <table:table-cell office:value-type="float" office:value="1.675116897" calcext:value-type="float">
            <text:p>1,675116897</text:p>
          </table:table-cell>
          <table:table-cell table:style-name="ce3" table:formula="of:=ABS(SUM([.E10:.E11])/[.E10])" office:value-type="float" office:value="0.000538010578539759" calcext:value-type="float">
            <text:p>0,00053801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30" calcext:value-type="float">
            <text:p>33030</text:p>
          </table:table-cell>
          <table:table-cell office:value-type="float" office:value="43.68638611" calcext:value-type="float">
            <text:p>43,68638611</text:p>
          </table:table-cell>
          <table:table-cell office:value-type="float" office:value="0.000000000001085959339" calcext:value-type="float">
            <text:p>1,09E-012</text:p>
          </table:table-cell>
          <table:table-cell office:value-type="float" office:value="-1.515671492" calcext:value-type="float">
            <text:p>-1,51567149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30" calcext:value-type="float">
            <text:p>33030</text:p>
          </table:table-cell>
          <table:table-cell office:value-type="float" office:value="45.55477524" calcext:value-type="float">
            <text:p>45,55477524</text:p>
          </table:table-cell>
          <table:table-cell office:value-type="float" office:value="0.000000000005742951253" calcext:value-type="float">
            <text:p>5,74E-012</text:p>
          </table:table-cell>
          <table:table-cell office:value-type="float" office:value="1.51632297" calcext:value-type="float">
            <text:p>1,51632297</text:p>
          </table:table-cell>
          <table:table-cell table:formula="of:=ABS(SUM([.E12:.E13])/[.E12])" office:value-type="float" office:value="0.000429827969608591" calcext:value-type="float">
            <text:p>0,0004298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10" calcext:value-type="float">
            <text:p>33110</text:p>
          </table:table-cell>
          <table:table-cell office:value-type="float" office:value="44.50307465" calcext:value-type="float">
            <text:p>44,50307465</text:p>
          </table:table-cell>
          <table:table-cell office:value-type="float" office:value="0.00000000008289822995" calcext:value-type="float">
            <text:p>8,29E-011</text:p>
          </table:table-cell>
          <table:table-cell office:value-type="float" office:value="-1.38961339" calcext:value-type="float">
            <text:p>-1,3896133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10" calcext:value-type="float">
            <text:p>33110</text:p>
          </table:table-cell>
          <table:table-cell office:value-type="float" office:value="46.14270782" calcext:value-type="float">
            <text:p>46,14270782</text:p>
          </table:table-cell>
          <table:table-cell office:value-type="float" office:value="0.00000000008510139815" calcext:value-type="float">
            <text:p>8,51E-011</text:p>
          </table:table-cell>
          <table:table-cell office:value-type="float" office:value="1.390354514" calcext:value-type="float">
            <text:p>1,390354514</text:p>
          </table:table-cell>
          <table:table-cell table:formula="of:=ABS(SUM([.E14:.E15])/[.E14])" office:value-type="float" office:value="0.000533331072752492" calcext:value-type="float">
            <text:p>0,00053333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37" calcext:value-type="float">
            <text:p>33237</text:p>
          </table:table-cell>
          <table:table-cell office:value-type="float" office:value="46.15518951" calcext:value-type="float">
            <text:p>46,15518951</text:p>
          </table:table-cell>
          <table:table-cell office:value-type="float" office:value="0.0000000008250118921" calcext:value-type="float">
            <text:p>8,25E-010</text:p>
          </table:table-cell>
          <table:table-cell office:value-type="float" office:value="-1.286366463" calcext:value-type="float">
            <text:p>-1,28636646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37" calcext:value-type="float">
            <text:p>33237</text:p>
          </table:table-cell>
          <table:table-cell office:value-type="float" office:value="47.75305176" calcext:value-type="float">
            <text:p>47,75305176</text:p>
          </table:table-cell>
          <table:table-cell office:value-type="float" office:value="0.0000000006983907896" calcext:value-type="float">
            <text:p>6,98E-010</text:p>
          </table:table-cell>
          <table:table-cell office:value-type="float" office:value="1.287187338" calcext:value-type="float">
            <text:p>1,287187338</text:p>
          </table:table-cell>
          <table:table-cell table:formula="of:=ABS(SUM([.E16:.E17])/[.E16])" office:value-type="float" office:value="0.000638134640175281" calcext:value-type="float">
            <text:p>0,000638134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362" calcext:value-type="float">
            <text:p>33362</text:p>
          </table:table-cell>
          <table:table-cell office:value-type="float" office:value="47.75090408" calcext:value-type="float">
            <text:p>47,75090408</text:p>
          </table:table-cell>
          <table:table-cell office:value-type="float" office:value="0.00000000101115849" calcext:value-type="float">
            <text:p>1,01E-009</text:p>
          </table:table-cell>
          <table:table-cell office:value-type="float" office:value="-1.198264837" calcext:value-type="float">
            <text:p>-1,19826483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362" calcext:value-type="float">
            <text:p>33362</text:p>
          </table:table-cell>
          <table:table-cell office:value-type="float" office:value="48.76478195" calcext:value-type="float">
            <text:p>48,76478195</text:p>
          </table:table-cell>
          <table:table-cell office:value-type="float" office:value="0.000000003504375456" calcext:value-type="float">
            <text:p>3,50E-009</text:p>
          </table:table-cell>
          <table:table-cell office:value-type="float" office:value="1.19894135" calcext:value-type="float">
            <text:p>1,19894135</text:p>
          </table:table-cell>
          <table:table-cell table:style-name="ce3" table:formula="of:=ABS(SUM([.E18:.E19])/[.E18])" office:value-type="float" office:value="0.000564577194548985" calcext:value-type="float">
            <text:p>0,00056457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478" calcext:value-type="float">
            <text:p>33478</text:p>
          </table:table-cell>
          <table:table-cell office:value-type="float" office:value="48.76417542" calcext:value-type="float">
            <text:p>48,76417542</text:p>
          </table:table-cell>
          <table:table-cell office:value-type="float" office:value="0.000000007791307155" calcext:value-type="float">
            <text:p>7,79E-009</text:p>
          </table:table-cell>
          <table:table-cell office:value-type="float" office:value="-1.12247932" calcext:value-type="float">
            <text:p>-1,1224793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478" calcext:value-type="float">
            <text:p>33478</text:p>
          </table:table-cell>
          <table:table-cell office:value-type="float" office:value="49.43240356" calcext:value-type="float">
            <text:p>49,43240356</text:p>
          </table:table-cell>
          <table:table-cell office:value-type="float" office:value="0.000000006873246416" calcext:value-type="float">
            <text:p>6,87E-009</text:p>
          </table:table-cell>
          <table:table-cell office:value-type="float" office:value="1.123005867" calcext:value-type="float">
            <text:p>1,123005867</text:p>
          </table:table-cell>
          <table:table-cell table:style-name="ce3" table:formula="of:=ABS(SUM([.E20:.E21])/[.E20])" office:value-type="float" office:value="0.000469092829255855" calcext:value-type="float">
            <text:p>0,00046909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551" calcext:value-type="float">
            <text:p>33551</text:p>
          </table:table-cell>
          <table:table-cell office:value-type="float" office:value="49.43168259" calcext:value-type="float">
            <text:p>49,43168259</text:p>
          </table:table-cell>
          <table:table-cell office:value-type="float" office:value="0.00000001502582236" calcext:value-type="float">
            <text:p>1,50E-008</text:p>
          </table:table-cell>
          <table:table-cell office:value-type="float" office:value="1.055601001" calcext:value-type="float">
            <text:p>1,05560100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37295350918882" calcext:value-type="float">
            <text:p>0,0007372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0:33.7914368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53:32.574774895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